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A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AR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s" fo:country="AR" officeooo:rsid="001c4e6c" officeooo:paragraph-rsid="000d70f2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AR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" fo:font-size="10pt" fo:language="es" fo:country="AR" style:font-size-asian="10pt" style:font-name-complex="Arial" style:font-size-complex="10pt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0pt" fo:language="es" fo:country="AR" style:font-size-asian="10pt" style:font-name-complex="Arial" style:font-size-complex="10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break-before="page"/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11" style:family="paragraph" style:parent-style-name="Header">
      <style:text-properties fo:language="es" fo:country="AR"/>
    </style:style>
    <style:style style:name="T1" style:family="text">
      <style:text-properties style:font-name="Arial" fo:font-size="10pt" fo:language="es" fo:country="AR" style:font-size-asian="10pt" style:font-name-complex="Arial" style:font-size-complex="10pt"/>
    </style:style>
    <style:style style:name="T2" style:family="text">
      <style:text-properties officeooo:rsid="0016f69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>Convocatoria Programa INT Presenta</text:p>
      <text:p text:style-name="P6"><text:span text:style-name="T1">Inscripción para el Catálogo 2015</text:span></text:p>
      <text:p text:style-name="P2"/>
      <text:p text:style-name="P5">(Para entregar al responsable)</text:p>
      <text:p text:style-name="P1"/>
      <text:p text:style-name="P3">Fecha de impresión del remito: 15/09/2013 22:41:00</text:p>
      <text:p text:style-name="P1"/>
      <text:p text:style-name="P4">Nombre del Espectáculo: <text:span text:style-name="T2">Los Chaqueños</text:span></text:p>
      <text:p text:style-name="P4">Provincia: <text:span text:style-name="T2">Buenos Aires</text:span></text:p>
      <text:p text:style-name="P4">Región: <text:span text:style-name="T2">Centro</text:span></text:p>
      <text:p text:style-name="P1"/>
      <text:p text:style-name="P4">Nº de trámite: <text:span text:style-name="T2">1</text:span></text:p>
      <text:p text:style-name="P4">Fecha de trámite: <text:span text:style-name="T2">10/09/2013 22:41:00</text:span></text:p>
      <text:p text:style-name="P1"/>
      <text:p text:style-name="P4">Datos del Responsable: <text:span text:style-name="T2">Pedro Gomez - Fecha de nacimiento: 19 de nov - CUIT / CUIL: 20284635486</text:span></text:p>
      <text:p text:style-name="P1"/>
      <text:p text:style-name="P1"/>
      <text:p text:style-name="P1">Recordar que se debe adjuntar copia del DVD del espectáculo y copia certificada del DNI del Responsable, antes de la fecha de cierre de la convocatoria.</text:p>
      <text:p text:style-name="P1"/>
      <text:p text:style-name="P7"/>
      <text:p text:style-name="P1"/>
      <text:p text:style-name="P1">Para completar en la Representación Provincial del INT</text:p>
      <text:p text:style-name="P1"/>
      <text:p text:style-name="P9"><text:span text:style-name="T1">Fecha de entrega y sello </text:span></text:p>
      <text:p text:style-name="P4"/>
      <text:p text:style-name="P10"/>
      <text:section text:style-name="Sect1" text:name="Section1">
        <text:p text:style-name="P11"><text:tab/><text:tab/></text:p>
        <text:p text:style-name="P2">Convocatoria Programa INT Presenta</text:p>
        <text:p text:style-name="P2">Inscripción para el Catálogo 2015</text:p>
        <text:p text:style-name="P1"/>
        <text:p text:style-name="P5">(Para remitir al Área de Coordinación (Dcion. De Fomento)</text:p>
        <text:p text:style-name="P1"/>
        <text:p text:style-name="P3">Fecha de impresión del remito: 15/09/2013 22:41:00</text:p>
        <text:p text:style-name="P4"/>
        <text:p text:style-name="P4">Nombre del Espectáculo: <text:span text:style-name="T2">Los Chaqueños</text:span></text:p>
        <text:p text:style-name="P4">Provincia: <text:span text:style-name="T2">Buenos Aires</text:span></text:p>
        <text:p text:style-name="P4">Región: <text:span text:style-name="T2">Centro</text:span></text:p>
        <text:p text:style-name="P4"/>
        <text:p text:style-name="P4">Nº de trámite: <text:span text:style-name="T2">1</text:span></text:p>
        <text:p text:style-name="P4">Fecha de trámite: <text:span text:style-name="T2">10/09/2013 22:41:00</text:span></text:p>
        <text:p text:style-name="P4"/>
        <text:p text:style-name="P1">Datos del Responsable: <text:span text:style-name="T2">Pedro Gomez - Fecha de nacimiento: 19 de nov - CUIT / CUIL: 20284635486</text:span></text:p>
        <text:p text:style-name="P1"/>
        <text:p text:style-name="P1"/>
        <text:p text:style-name="P1">Recordar que se debe adjuntar copia del DVD del espectáculo y copia certificada del DNI del Responsable, antes de la fecha de cierre de la convocatoria.</text:p>
        <text:p text:style-name="P1"/>
        <text:p text:style-name="P7"/>
        <text:p text:style-name="P1"/>
        <text:p text:style-name="P1">Para completar en la Representación Provincial del INT</text:p>
        <text:p text:style-name="P1"/>
        <text:p text:style-name="P1">Fecha de entrega y sello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1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3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2:30:00</meta:creation-date>
    <dc:date>2014-10-29T22:57:47</dc:date>
    <meta:editing-cycles>8</meta:editing-cycles>
    <meta:editing-duration>PT17M</meta:editing-duration>
    <meta:generator>LibreOffice/4.0.2.2$Linux_X86_64 LibreOffice_project/400m0$Build-2</meta:generator>
    <meta:document-statistic meta:table-count="0" meta:image-count="2" meta:object-count="0" meta:page-count="2" meta:paragraph-count="28" meta:word-count="161" meta:character-count="1215" meta:non-whitespace-character-count="1074"/>
  </office:meta>
</office:document-meta>
</file>